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ionNode.LocationNode( final AbstractMatcher matcher , final List &lt; AbstractSourceNode &gt; srcN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Node.init( final String rePattern , final List &lt; AbstractSourceNode &gt; nod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ationNode.get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Node.init( final AbstractMatcher matcher , final List &lt; AbstractSourceNode &gt; nod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tionNode.setSourceNodes( List &lt; AbstractSourceNode &gt; sourceN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Node.getSource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Node.LocationNode( final Node ele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ocationNod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tionNode.setMatcher( AbstractMatcher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